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3.722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914cm"/>
    </style:style>
    <style:style style:name="co8" style:family="table-column">
      <style:table-column-properties fo:break-before="auto" style:column-width="5.971cm"/>
    </style:style>
    <style:style style:name="co9" style:family="table-column">
      <style:table-column-properties fo:break-before="auto" style:column-width="7.385cm"/>
    </style:style>
    <style:style style:name="co10" style:family="table-column">
      <style:table-column-properties fo:break-before="auto" style:column-width="5.777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6.137cm"/>
    </style:style>
    <style:style style:name="co13" style:family="table-column">
      <style:table-column-properties fo:break-before="auto" style:column-width="5.943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5.249cm"/>
    </style:style>
    <style:style style:name="co16" style:family="table-column">
      <style:table-column-properties fo:break-before="auto" style:column-width="5.332cm"/>
    </style:style>
    <style:style style:name="co17" style:family="table-column">
      <style:table-column-properties fo:break-before="auto" style:column-width="6.054cm"/>
    </style:style>
    <style:style style:name="co18" style:family="table-column">
      <style:table-column-properties fo:break-before="auto" style:column-width="4.583cm"/>
    </style:style>
    <style:style style:name="co19" style:family="table-column">
      <style:table-column-properties fo:break-before="auto" style:column-width="2.891cm"/>
    </style:style>
    <style:style style:name="co20" style:family="table-column">
      <style:table-column-properties fo:break-before="auto" style:column-width="5.11cm"/>
    </style:style>
    <style:style style:name="co21" style:family="table-column">
      <style:table-column-properties fo:break-before="auto" style:column-width="1.531cm"/>
    </style:style>
    <style:style style:name="co22" style:family="table-column">
      <style:table-column-properties fo:break-before="auto" style:column-width="3.223cm"/>
    </style:style>
    <style:style style:name="co23" style:family="table-column">
      <style:table-column-properties fo:break-before="auto" style:column-width="5.609cm"/>
    </style:style>
    <style:style style:name="co24" style:family="table-column">
      <style:table-column-properties fo:break-before="auto" style:column-width="6.359cm"/>
    </style:style>
    <style:style style:name="co25" style:family="table-column">
      <style:table-column-properties fo:break-before="auto" style:column-width="2.418cm"/>
    </style:style>
    <style:style style:name="co26" style:family="table-column">
      <style:table-column-properties fo:break-before="auto" style:column-width="2.39cm"/>
    </style:style>
    <style:style style:name="co27" style:family="table-column">
      <style:table-column-properties fo:break-before="auto" style:column-width="5.304cm"/>
    </style:style>
    <style:style style:name="co28" style:family="table-column">
      <style:table-column-properties fo:break-before="auto" style:column-width="4.138cm"/>
    </style:style>
    <style:style style:name="co2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row table:style-name="ro1">
          <table:table-cell office:value-type="string">
            <text:p>Kód obce</text:p>
          </table:table-cell>
          <table:table-cell office:value-type="string">
            <text:p>Název obce</text:p>
          </table:table-cell>
          <table:table-cell office:value-type="string">
            <text:p>Voličii v seznamu</text:p>
          </table:table-cell>
          <table:table-cell office:value-type="string">
            <text:p>Vydané obálky</text:p>
          </table:table-cell>
          <table:table-cell office:value-type="string">
            <text:p>Kandidující strany</text:p>
          </table:table-cell>
          <table:table-cell office:value-type="string">
            <text:p>Platné hlasy</text:p>
          </table:table-cell>
          <table:table-cell office:value-type="string">
            <text:p>Občanská demokratická strana</text:p>
          </table:table-cell>
          <table:table-cell office:value-type="string">
            <text:p>Řád národa – Vlastenecká unie</text:p>
          </table:table-cell>
          <table:table-cell office:value-type="string">
            <text:p>CESTA ODPOVĚDNÉ SPOLEČNOSTI</text:p>
          </table:table-cell>
          <table:table-cell office:value-type="string">
            <text:p>Česká str.sociálně demokrat.</text:p>
          </table:table-cell>
          <table:table-cell office:value-type="string">
            <text:p>Radostné Česko</text:p>
          </table:table-cell>
          <table:table-cell office:value-type="string">
            <text:p>STAROSTOVÉ A NEZÁVISLÍ</text:p>
          </table:table-cell>
          <table:table-cell office:value-type="string">
            <text:p>Komunistickáˇ str.Čech a Moravy</text:p>
          </table:table-cell>
          <table:table-cell office:value-type="string">
            <text:p>Strana zelených</text:p>
          </table:table-cell>
          <table:table-cell office:value-type="string">
            <text:p>ROZUMNÍ-stop migraci,diktát.EU</text:p>
          </table:table-cell>
          <table:table-cell office:value-type="string">
            <text:p>Strana svobodných občanů</text:p>
          </table:table-cell>
          <table:table-cell office:value-type="string">
            <text:p>Blok proti islam.-Obran.domova</text:p>
          </table:table-cell>
          <table:table-cell office:value-type="string">
            <text:p>Občanská demokratická aliance</text:p>
          </table:table-cell>
          <table:table-cell office:value-type="string">
            <text:p>Česká pirátská strana</text:p>
          </table:table-cell>
          <table:table-cell office:value-type="string">
            <text:p>Unie H.A.V.E.L.</text:p>
          </table:table-cell>
          <table:table-cell office:value-type="string">
            <text:p>Referendum o Evropské unii</text:p>
          </table:table-cell>
          <table:table-cell office:value-type="string">
            <text:p>TOP 09</text:p>
          </table:table-cell>
          <table:table-cell office:value-type="string">
            <text:p>ANO 2011</text:p>
          </table:table-cell>
          <table:table-cell office:value-type="string">
            <text:p>Dobrá volba 2016</text:p>
          </table:table-cell>
          <table:table-cell office:value-type="string">
            <text:p>SPR-Republ.str.Čsl. M.Sládka</text:p>
          </table:table-cell>
          <table:table-cell office:value-type="string">
            <text:p>Křesť.demokr.unie-Čs.str.lid.</text:p>
          </table:table-cell>
          <table:table-cell office:value-type="string">
            <text:p>Česká strana národně sociální</text:p>
          </table:table-cell>
          <table:table-cell office:value-type="string">
            <text:p>REALISTÉ</text:p>
          </table:table-cell>
          <table:table-cell office:value-type="string">
            <text:p>SPORTOVCI</text:p>
          </table:table-cell>
          <table:table-cell office:value-type="string">
            <text:p>Dělnic.str.sociální­ spravedl.</text:p>
          </table:table-cell>
          <table:table-cell office:value-type="string">
            <text:p>Svob.a př.dem.-T.Okamura (SPD)</text:p>
          </table:table-cell>
          <table:table-cell office:value-type="string">
            <text:p>Strana Práv Občanů</text:p>
          </table:table-cell>
        </table:table-row>
        <table:table-row table:style-name="ro1">
          <table:table-cell office:value-type="float" office:value="534421">
            <text:p>534421</text:p>
          </table:table-cell>
          <table:table-cell office:value-type="string">
            <text:p>Bavoryně</text:p>
          </table:table-cell>
          <table:table-cell office:value-type="float" office:value="239">
            <text:p>239</text:p>
          </table:table-cell>
          <table:table-cell office:value-type="float" office:value="151">
            <text:p>151</text:p>
          </table:table-cell>
          <table:table-cell office:value-type="float" office:value="63.18">
            <text:p>63,18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057">
            <text:p>531057</text:p>
          </table:table-cell>
          <table:table-cell office:value-type="string">
            <text:p>Beroun</text:p>
          </table:table-cell>
          <table:table-cell office:value-type="float" office:value="14804">
            <text:p>14804</text:p>
          </table:table-cell>
          <table:table-cell office:value-type="float" office:value="9145">
            <text:p>9145</text:p>
          </table:table-cell>
          <table:table-cell office:value-type="float" office:value="61.77">
            <text:p>61,77</text:p>
          </table:table-cell>
          <table:table-cell office:value-type="float" office:value="9076">
            <text:p>9076</text:p>
          </table:table-cell>
          <table:table-cell office:value-type="float" office:value="1363">
            <text:p>136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651">
            <text:p>651</text:p>
          </table:table-cell>
          <table:table-cell office:value-type="float" office:value="140">
            <text:p>140</text:p>
          </table:table-cell>
          <table:table-cell office:value-type="float" office:value="78">
            <text:p>78</text:p>
          </table:table-cell>
          <table:table-cell office:value-type="float" office:value="205">
            <text:p>20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641">
            <text:p>641</text:p>
          </table:table-cell>
          <table:table-cell office:value-type="float" office:value="2433">
            <text:p>243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800">
            <text:p>80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531073">
            <text:p>531073</text:p>
          </table:table-cell>
          <table:table-cell office:value-type="string">
            <text:p>Běštín</text:p>
          </table:table-cell>
          <table:table-cell office:value-type="float" office:value="262">
            <text:p>262</text:p>
          </table:table-cell>
          <table:table-cell office:value-type="float" office:value="158">
            <text:p>158</text:p>
          </table:table-cell>
          <table:table-cell office:value-type="float" office:value="60.31">
            <text:p>60,31</text:p>
          </table:table-cell>
          <table:table-cell office:value-type="float" office:value="157">
            <text:p>15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081">
            <text:p>531081</text:p>
          </table:table-cell>
          <table:table-cell office:value-type="string">
            <text:p>Broumy</text:p>
          </table:table-cell>
          <table:table-cell office:value-type="float" office:value="743">
            <text:p>743</text:p>
          </table:table-cell>
          <table:table-cell office:value-type="float" office:value="491">
            <text:p>491</text:p>
          </table:table-cell>
          <table:table-cell office:value-type="float" office:value="66.08">
            <text:p>66,08</text:p>
          </table:table-cell>
          <table:table-cell office:value-type="float" office:value="489">
            <text:p>48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090">
            <text:p>531090</text:p>
          </table:table-cell>
          <table:table-cell office:value-type="string">
            <text:p>Březová</text:p>
          </table:table-cell>
          <table:table-cell office:value-type="float" office:value="246">
            <text:p>246</text:p>
          </table:table-cell>
          <table:table-cell office:value-type="float" office:value="168">
            <text:p>168</text:p>
          </table:table-cell>
          <table:table-cell office:value-type="float" office:value="68.29">
            <text:p>68,29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103">
            <text:p>531103</text:p>
          </table:table-cell>
          <table:table-cell office:value-type="string">
            <text:p>Bubovice</text:p>
          </table:table-cell>
          <table:table-cell office:value-type="float" office:value="372">
            <text:p>372</text:p>
          </table:table-cell>
          <table:table-cell office:value-type="float" office:value="270">
            <text:p>270</text:p>
          </table:table-cell>
          <table:table-cell office:value-type="float" office:value="72.58">
            <text:p>72,58</text:p>
          </table:table-cell>
          <table:table-cell office:value-type="float" office:value="269">
            <text:p>26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145">
            <text:p>534145</text:p>
          </table:table-cell>
          <table:table-cell office:value-type="string">
            <text:p>Bykoš</text:p>
          </table:table-cell>
          <table:table-cell office:value-type="float" office:value="183">
            <text:p>183</text:p>
          </table:table-cell>
          <table:table-cell office:value-type="float" office:value="121">
            <text:p>121</text:p>
          </table:table-cell>
          <table:table-cell office:value-type="float" office:value="66.12">
            <text:p>66,12</text:p>
          </table:table-cell>
          <table:table-cell office:value-type="float" office:value="121">
            <text:p>121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120">
            <text:p>531120</text:p>
          </table:table-cell>
          <table:table-cell office:value-type="string">
            <text:p>Bzová</text:p>
          </table:table-cell>
          <table:table-cell office:value-type="float" office:value="364">
            <text:p>364</text:p>
          </table:table-cell>
          <table:table-cell office:value-type="float" office:value="238">
            <text:p>238</text:p>
          </table:table-cell>
          <table:table-cell office:value-type="float" office:value="65.38">
            <text:p>65,38</text:p>
          </table:table-cell>
          <table:table-cell office:value-type="float" office:value="235">
            <text:p>23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138">
            <text:p>531138</text:p>
          </table:table-cell>
          <table:table-cell office:value-type="string">
            <text:p>Cerhovice</text:p>
          </table:table-cell>
          <table:table-cell office:value-type="float" office:value="909">
            <text:p>909</text:p>
          </table:table-cell>
          <table:table-cell office:value-type="float" office:value="593">
            <text:p>593</text:p>
          </table:table-cell>
          <table:table-cell office:value-type="float" office:value="65.24">
            <text:p>65,24</text:p>
          </table:table-cell>
          <table:table-cell office:value-type="float" office:value="591">
            <text:p>591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1154">
            <text:p>531154</text:p>
          </table:table-cell>
          <table:table-cell office:value-type="string">
            <text:p>Drozdov</text:p>
          </table:table-cell>
          <table:table-cell office:value-type="float" office:value="604">
            <text:p>604</text:p>
          </table:table-cell>
          <table:table-cell office:value-type="float" office:value="420">
            <text:p>420</text:p>
          </table:table-cell>
          <table:table-cell office:value-type="float" office:value="69.54">
            <text:p>69,54</text:p>
          </table:table-cell>
          <table:table-cell office:value-type="float" office:value="418">
            <text:p>418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162">
            <text:p>531162</text:p>
          </table:table-cell>
          <table:table-cell office:value-type="string">
            <text:p>Felbabka</text:p>
          </table:table-cell>
          <table:table-cell office:value-type="float" office:value="215">
            <text:p>215</text:p>
          </table:table-cell>
          <table:table-cell office:value-type="float" office:value="136">
            <text:p>136</text:p>
          </table:table-cell>
          <table:table-cell office:value-type="float" office:value="63.26">
            <text:p>63,26</text:p>
          </table:table-cell>
          <table:table-cell office:value-type="float" office:value="135">
            <text:p>135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171">
            <text:p>531171</text:p>
          </table:table-cell>
          <table:table-cell office:value-type="string">
            <text:p>Hlásná Třebaň</text:p>
          </table:table-cell>
          <table:table-cell office:value-type="float" office:value="759">
            <text:p>759</text:p>
          </table:table-cell>
          <table:table-cell office:value-type="float" office:value="578">
            <text:p>578</text:p>
          </table:table-cell>
          <table:table-cell office:value-type="float" office:value="76.15">
            <text:p>76,15</text:p>
          </table:table-cell>
          <table:table-cell office:value-type="float" office:value="572">
            <text:p>572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1189">
            <text:p>531189</text:p>
          </table:table-cell>
          <table:table-cell office:value-type="string">
            <text:p>Hořovice</text:p>
          </table:table-cell>
          <table:table-cell office:value-type="float" office:value="5247">
            <text:p>5247</text:p>
          </table:table-cell>
          <table:table-cell office:value-type="float" office:value="3110">
            <text:p>3110</text:p>
          </table:table-cell>
          <table:table-cell office:value-type="float" office:value="59.27">
            <text:p>59,27</text:p>
          </table:table-cell>
          <table:table-cell office:value-type="float" office:value="3090">
            <text:p>3090</text:p>
          </table:table-cell>
          <table:table-cell office:value-type="float" office:value="588">
            <text:p>58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305">
            <text:p>305</text:p>
          </table:table-cell>
          <table:table-cell office:value-type="float" office:value="57">
            <text:p>57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  <table:table-cell table:number-columns-repeated="2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4">
            <text:p>4</text:p>
          </table:table-cell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1201">
            <text:p>531201</text:p>
          </table:table-cell>
          <table:table-cell office:value-type="string">
            <text:p>Hostomice</text:p>
          </table:table-cell>
          <table:table-cell office:value-type="float" office:value="1333">
            <text:p>1333</text:p>
          </table:table-cell>
          <table:table-cell office:value-type="float" office:value="796">
            <text:p>796</text:p>
          </table:table-cell>
          <table:table-cell office:value-type="float" office:value="59.71">
            <text:p>59,71</text:p>
          </table:table-cell>
          <table:table-cell office:value-type="float" office:value="790">
            <text:p>790</text:p>
          </table:table-cell>
          <table:table-cell office:value-type="float" office:value="126">
            <text:p>1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1219">
            <text:p>531219</text:p>
          </table:table-cell>
          <table:table-cell office:value-type="string">
            <text:p>Hředle</text:p>
          </table:table-cell>
          <table:table-cell office:value-type="float" office:value="299">
            <text:p>299</text:p>
          </table:table-cell>
          <table:table-cell office:value-type="float" office:value="217">
            <text:p>217</text:p>
          </table:table-cell>
          <table:table-cell office:value-type="float" office:value="72.58">
            <text:p>72,58</text:p>
          </table:table-cell>
          <table:table-cell office:value-type="float" office:value="216">
            <text:p>21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227">
            <text:p>531227</text:p>
          </table:table-cell>
          <table:table-cell office:value-type="string">
            <text:p>Hudlice</text:p>
          </table:table-cell>
          <table:table-cell office:value-type="float" office:value="978">
            <text:p>978</text:p>
          </table:table-cell>
          <table:table-cell office:value-type="float" office:value="663">
            <text:p>663</text:p>
          </table:table-cell>
          <table:table-cell office:value-type="float" office:value="67.79">
            <text:p>67,79</text:p>
          </table:table-cell>
          <table:table-cell office:value-type="float" office:value="658">
            <text:p>65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33">
            <text:p>13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77">
            <text:p>17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235">
            <text:p>531235</text:p>
          </table:table-cell>
          <table:table-cell office:value-type="string">
            <text:p>Hvozdec</text:p>
          </table:table-cell>
          <table:table-cell office:value-type="float" office:value="213">
            <text:p>213</text:p>
          </table:table-cell>
          <table:table-cell office:value-type="float" office:value="155">
            <text:p>155</text:p>
          </table:table-cell>
          <table:table-cell office:value-type="float" office:value="72.77">
            <text:p>72,77</text:p>
          </table:table-cell>
          <table:table-cell office:value-type="float" office:value="154">
            <text:p>154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243">
            <text:p>531243</text:p>
          </table:table-cell>
          <table:table-cell office:value-type="string">
            <text:p>Hýskov</text:p>
          </table:table-cell>
          <table:table-cell office:value-type="float" office:value="1335">
            <text:p>1335</text:p>
          </table:table-cell>
          <table:table-cell office:value-type="float" office:value="879">
            <text:p>879</text:p>
          </table:table-cell>
          <table:table-cell office:value-type="float" office:value="65.84">
            <text:p>65,84</text:p>
          </table:table-cell>
          <table:table-cell office:value-type="float" office:value="868">
            <text:p>868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251">
            <text:p>531251</text:p>
          </table:table-cell>
          <table:table-cell office:value-type="string">
            <text:p>Chaloupky</text:p>
          </table:table-cell>
          <table:table-cell office:value-type="float" office:value="423">
            <text:p>423</text:p>
          </table:table-cell>
          <table:table-cell office:value-type="float" office:value="298">
            <text:p>298</text:p>
          </table:table-cell>
          <table:table-cell office:value-type="float" office:value="70.45">
            <text:p>70,45</text:p>
          </table:table-cell>
          <table:table-cell office:value-type="float" office:value="294">
            <text:p>29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455">
            <text:p>534455</text:p>
          </table:table-cell>
          <table:table-cell office:value-type="string">
            <text:p>Chlustina</text:p>
          </table:table-cell>
          <table:table-cell office:value-type="float" office:value="187">
            <text:p>187</text:p>
          </table:table-cell>
          <table:table-cell office:value-type="float" office:value="117">
            <text:p>117</text:p>
          </table:table-cell>
          <table:table-cell office:value-type="float" office:value="62.57">
            <text:p>62,57</text:p>
          </table:table-cell>
          <table:table-cell office:value-type="float" office:value="115">
            <text:p>11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447">
            <text:p>534447</text:p>
          </table:table-cell>
          <table:table-cell office:value-type="string">
            <text:p>Chodouď</text:p>
          </table:table-cell>
          <table:table-cell office:value-type="float" office:value="501">
            <text:p>501</text:p>
          </table:table-cell>
          <table:table-cell office:value-type="float" office:value="339">
            <text:p>339</text:p>
          </table:table-cell>
          <table:table-cell office:value-type="float" office:value="67.66">
            <text:p>67,66</text:p>
          </table:table-cell>
          <table:table-cell office:value-type="float" office:value="337">
            <text:p>337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670">
            <text:p>533670</text:p>
          </table:table-cell>
          <table:table-cell office:value-type="string">
            <text:p>Chrustenice</text:p>
          </table:table-cell>
          <table:table-cell office:value-type="float" office:value="709">
            <text:p>709</text:p>
          </table:table-cell>
          <table:table-cell office:value-type="float" office:value="512">
            <text:p>512</text:p>
          </table:table-cell>
          <table:table-cell office:value-type="float" office:value="72.21">
            <text:p>72,21</text:p>
          </table:table-cell>
          <table:table-cell office:value-type="float" office:value="508">
            <text:p>508</text:p>
          </table:table-cell>
          <table:table-cell office:value-type="float" office:value="86">
            <text:p>86</text:p>
          </table:table-cell>
          <table:table-cell table:number-columns-repeated="2"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294">
            <text:p>531294</text:p>
          </table:table-cell>
          <table:table-cell office:value-type="string">
            <text:p>Chyňava</text:p>
          </table:table-cell>
          <table:table-cell office:value-type="float" office:value="1438">
            <text:p>1438</text:p>
          </table:table-cell>
          <table:table-cell office:value-type="float" office:value="916">
            <text:p>916</text:p>
          </table:table-cell>
          <table:table-cell office:value-type="float" office:value="63.7">
            <text:p>63,7</text:p>
          </table:table-cell>
          <table:table-cell office:value-type="float" office:value="914">
            <text:p>914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308">
            <text:p>531308</text:p>
          </table:table-cell>
          <table:table-cell office:value-type="string">
            <text:p>Jivina</text:p>
          </table:table-cell>
          <table:table-cell office:value-type="float" office:value="153">
            <text:p>153</text:p>
          </table:table-cell>
          <table:table-cell office:value-type="float" office:value="92">
            <text:p>92</text:p>
          </table:table-cell>
          <table:table-cell office:value-type="float" office:value="60.13">
            <text:p>60,13</text:p>
          </table:table-cell>
          <table:table-cell office:value-type="float" office:value="92">
            <text:p>9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316">
            <text:p>531316</text:p>
          </table:table-cell>
          <table:table-cell office:value-type="string">
            <text:p>Karlštejn</text:p>
          </table:table-cell>
          <table:table-cell office:value-type="float" office:value="668">
            <text:p>668</text:p>
          </table:table-cell>
          <table:table-cell office:value-type="float" office:value="448">
            <text:p>448</text:p>
          </table:table-cell>
          <table:table-cell office:value-type="float" office:value="67.07">
            <text:p>67,07</text:p>
          </table:table-cell>
          <table:table-cell office:value-type="float" office:value="446">
            <text:p>446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324">
            <text:p>531324</text:p>
          </table:table-cell>
          <table:table-cell office:value-type="string">
            <text:p>Komárov</text:p>
          </table:table-cell>
          <table:table-cell office:value-type="float" office:value="1943">
            <text:p>1943</text:p>
          </table:table-cell>
          <table:table-cell office:value-type="float" office:value="1185">
            <text:p>1185</text:p>
          </table:table-cell>
          <table:table-cell office:value-type="float" office:value="60.99">
            <text:p>60,99</text:p>
          </table:table-cell>
          <table:table-cell office:value-type="float" office:value="1181">
            <text:p>118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531332">
            <text:p>531332</text:p>
          </table:table-cell>
          <table:table-cell office:value-type="string">
            <text:p>Koněprusy</text:p>
          </table:table-cell>
          <table:table-cell office:value-type="float" office:value="181">
            <text:p>181</text:p>
          </table:table-cell>
          <table:table-cell office:value-type="float" office:value="128">
            <text:p>128</text:p>
          </table:table-cell>
          <table:table-cell office:value-type="float" office:value="70.72">
            <text:p>70,72</text:p>
          </table:table-cell>
          <table:table-cell office:value-type="float" office:value="127">
            <text:p>127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793">
            <text:p>533793</text:p>
          </table:table-cell>
          <table:table-cell office:value-type="string">
            <text:p>Korno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76.67">
            <text:p>76,67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072">
            <text:p>534072</text:p>
          </table:table-cell>
          <table:table-cell office:value-type="string">
            <text:p>Kotopeky</text:p>
          </table:table-cell>
          <table:table-cell office:value-type="float" office:value="236">
            <text:p>236</text:p>
          </table:table-cell>
          <table:table-cell office:value-type="float" office:value="136">
            <text:p>136</text:p>
          </table:table-cell>
          <table:table-cell office:value-type="float" office:value="57.63">
            <text:p>57,63</text:p>
          </table:table-cell>
          <table:table-cell office:value-type="float" office:value="133">
            <text:p>1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203">
            <text:p>533203</text:p>
          </table:table-cell>
          <table:table-cell office:value-type="string">
            <text:p>Králův Dvůr</text:p>
          </table:table-cell>
          <table:table-cell office:value-type="float" office:value="6238">
            <text:p>6238</text:p>
          </table:table-cell>
          <table:table-cell office:value-type="float" office:value="3630">
            <text:p>3630</text:p>
          </table:table-cell>
          <table:table-cell office:value-type="float" office:value="58.19">
            <text:p>58,19</text:p>
          </table:table-cell>
          <table:table-cell office:value-type="float" office:value="3605">
            <text:p>3605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42">
            <text:p>242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73">
            <text:p>473</text:p>
          </table:table-cell>
          <table:table-cell table:number-columns-repeated="2"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28">
            <text:p>3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31375">
            <text:p>531375</text:p>
          </table:table-cell>
          <table:table-cell office:value-type="string">
            <text:p>Kublov</text:p>
          </table:table-cell>
          <table:table-cell office:value-type="float" office:value="525">
            <text:p>525</text:p>
          </table:table-cell>
          <table:table-cell office:value-type="float" office:value="348">
            <text:p>348</text:p>
          </table:table-cell>
          <table:table-cell office:value-type="float" office:value="66.29">
            <text:p>66,29</text:p>
          </table:table-cell>
          <table:table-cell office:value-type="float" office:value="346">
            <text:p>346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939">
            <text:p>533939</text:p>
          </table:table-cell>
          <table:table-cell office:value-type="string">
            <text:p>Lážovice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62.96">
            <text:p>62,96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335">
            <text:p>533335</text:p>
          </table:table-cell>
          <table:table-cell office:value-type="string">
            <text:p>Lhotka</text:p>
          </table:table-cell>
          <table:table-cell office:value-type="float" office:value="271">
            <text:p>271</text:p>
          </table:table-cell>
          <table:table-cell office:value-type="float" office:value="165">
            <text:p>165</text:p>
          </table:table-cell>
          <table:table-cell office:value-type="float" office:value="60.89">
            <text:p>60,89</text:p>
          </table:table-cell>
          <table:table-cell office:value-type="float" office:value="164">
            <text:p>164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1448">
            <text:p>531448</text:p>
          </table:table-cell>
          <table:table-cell office:value-type="string">
            <text:p>Libomyšl</text:p>
          </table:table-cell>
          <table:table-cell office:value-type="float" office:value="423">
            <text:p>423</text:p>
          </table:table-cell>
          <table:table-cell office:value-type="float" office:value="266">
            <text:p>266</text:p>
          </table:table-cell>
          <table:table-cell office:value-type="float" office:value="62.88">
            <text:p>62,88</text:p>
          </table:table-cell>
          <table:table-cell office:value-type="float" office:value="266">
            <text:p>266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1456">
            <text:p>531456</text:p>
          </table:table-cell>
          <table:table-cell office:value-type="string">
            <text:p>Liteň</text:p>
          </table:table-cell>
          <table:table-cell office:value-type="float" office:value="880">
            <text:p>880</text:p>
          </table:table-cell>
          <table:table-cell office:value-type="float" office:value="517">
            <text:p>517</text:p>
          </table:table-cell>
          <table:table-cell office:value-type="float" office:value="58.75">
            <text:p>58,75</text:p>
          </table:table-cell>
          <table:table-cell office:value-type="float" office:value="513">
            <text:p>513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1464">
            <text:p>531464</text:p>
          </table:table-cell>
          <table:table-cell office:value-type="string">
            <text:p>Loděnice</text:p>
          </table:table-cell>
          <table:table-cell office:value-type="float" office:value="1371">
            <text:p>1371</text:p>
          </table:table-cell>
          <table:table-cell office:value-type="float" office:value="863">
            <text:p>863</text:p>
          </table:table-cell>
          <table:table-cell office:value-type="float" office:value="62.95">
            <text:p>62,95</text:p>
          </table:table-cell>
          <table:table-cell office:value-type="float" office:value="861">
            <text:p>861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2"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472">
            <text:p>531472</text:p>
          </table:table-cell>
          <table:table-cell office:value-type="string">
            <text:p>Lochovice</text:p>
          </table:table-cell>
          <table:table-cell office:value-type="float" office:value="925">
            <text:p>925</text:p>
          </table:table-cell>
          <table:table-cell office:value-type="float" office:value="546">
            <text:p>546</text:p>
          </table:table-cell>
          <table:table-cell office:value-type="float" office:value="59.03">
            <text:p>59,03</text:p>
          </table:table-cell>
          <table:table-cell office:value-type="float" office:value="541">
            <text:p>541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404">
            <text:p>534404</text:p>
          </table:table-cell>
          <table:table-cell office:value-type="string">
            <text:p>Lužce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58.95">
            <text:p>58,95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319">
            <text:p>533319</text:p>
          </table:table-cell>
          <table:table-cell office:value-type="string">
            <text:p>Malá Víska</text:p>
          </table:table-cell>
          <table:table-cell office:value-type="float" office:value="81">
            <text:p>81</text:p>
          </table:table-cell>
          <table:table-cell office:value-type="float" office:value="59">
            <text:p>59</text:p>
          </table:table-cell>
          <table:table-cell office:value-type="float" office:value="72.84">
            <text:p>72,84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218">
            <text:p>534218</text:p>
          </table:table-cell>
          <table:table-cell office:value-type="string">
            <text:p>Málkov</text:p>
          </table:table-cell>
          <table:table-cell office:value-type="float" office:value="100">
            <text:p>100</text:p>
          </table:table-cell>
          <table:table-cell table:number-columns-repeated="3" office:value-type="float" office:value="76">
            <text:p>7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529">
            <text:p>531529</text:p>
          </table:table-cell>
          <table:table-cell office:value-type="string">
            <text:p>Měňany</text:p>
          </table:table-cell>
          <table:table-cell office:value-type="float" office:value="240">
            <text:p>240</text:p>
          </table:table-cell>
          <table:table-cell office:value-type="float" office:value="133">
            <text:p>133</text:p>
          </table:table-cell>
          <table:table-cell office:value-type="float" office:value="55.42">
            <text:p>55,4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537">
            <text:p>531537</text:p>
          </table:table-cell>
          <table:table-cell office:value-type="string">
            <text:p>Mezouň</text:p>
          </table:table-cell>
          <table:table-cell office:value-type="float" office:value="434">
            <text:p>434</text:p>
          </table:table-cell>
          <table:table-cell office:value-type="float" office:value="329">
            <text:p>329</text:p>
          </table:table-cell>
          <table:table-cell office:value-type="float" office:value="75.81">
            <text:p>75,81</text:p>
          </table:table-cell>
          <table:table-cell office:value-type="float" office:value="327">
            <text:p>327</text:p>
          </table:table-cell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545">
            <text:p>531545</text:p>
          </table:table-cell>
          <table:table-cell office:value-type="string">
            <text:p>Mořina</text:p>
          </table:table-cell>
          <table:table-cell office:value-type="float" office:value="617">
            <text:p>617</text:p>
          </table:table-cell>
          <table:table-cell office:value-type="float" office:value="412">
            <text:p>412</text:p>
          </table:table-cell>
          <table:table-cell office:value-type="float" office:value="66.77">
            <text:p>66,77</text:p>
          </table:table-cell>
          <table:table-cell office:value-type="float" office:value="410">
            <text:p>410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912">
            <text:p>533912</text:p>
          </table:table-cell>
          <table:table-cell office:value-type="string">
            <text:p>Mořinka</text:p>
          </table:table-cell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72.09">
            <text:p>72,09</text:p>
          </table:table-cell>
          <table:table-cell office:value-type="float" office:value="93">
            <text:p>93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7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3602">
            <text:p>533602</text:p>
          </table:table-cell>
          <table:table-cell office:value-type="string">
            <text:p>Nenačovice</text:p>
          </table:table-cell>
          <table:table-cell office:value-type="float" office:value="197">
            <text:p>197</text:p>
          </table:table-cell>
          <table:table-cell office:value-type="float" office:value="146">
            <text:p>146</text:p>
          </table:table-cell>
          <table:table-cell office:value-type="float" office:value="74.11">
            <text:p>74,11</text:p>
          </table:table-cell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269">
            <text:p>534269</text:p>
          </table:table-cell>
          <table:table-cell office:value-type="string">
            <text:p>Nesvačily</text:p>
          </table:table-cell>
          <table:table-cell office:value-type="float" office:value="128">
            <text:p>128</text:p>
          </table:table-cell>
          <table:table-cell office:value-type="float" office:value="105">
            <text:p>105</text:p>
          </table:table-cell>
          <table:table-cell office:value-type="float" office:value="82.03">
            <text:p>82,03</text:p>
          </table:table-cell>
          <table:table-cell office:value-type="float" office:value="105">
            <text:p>105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588">
            <text:p>531588</text:p>
          </table:table-cell>
          <table:table-cell office:value-type="string">
            <text:p>Neumětely</text:p>
          </table:table-cell>
          <table:table-cell office:value-type="float" office:value="437">
            <text:p>437</text:p>
          </table:table-cell>
          <table:table-cell office:value-type="float" office:value="250">
            <text:p>250</text:p>
          </table:table-cell>
          <table:table-cell office:value-type="float" office:value="57.21">
            <text:p>57,21</text:p>
          </table:table-cell>
          <table:table-cell office:value-type="float" office:value="250">
            <text:p>25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596">
            <text:p>531596</text:p>
          </table:table-cell>
          <table:table-cell office:value-type="string">
            <text:p>Nižbor</text:p>
          </table:table-cell>
          <table:table-cell office:value-type="float" office:value="1614">
            <text:p>1614</text:p>
          </table:table-cell>
          <table:table-cell office:value-type="float" office:value="1038">
            <text:p>1038</text:p>
          </table:table-cell>
          <table:table-cell office:value-type="float" office:value="64.31">
            <text:p>64,31</text:p>
          </table:table-cell>
          <table:table-cell office:value-type="float" office:value="1033">
            <text:p>1033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600">
            <text:p>531600</text:p>
          </table:table-cell>
          <table:table-cell office:value-type="string">
            <text:p>Nový Jáchymov</text:p>
          </table:table-cell>
          <table:table-cell office:value-type="float" office:value="540">
            <text:p>540</text:p>
          </table:table-cell>
          <table:table-cell office:value-type="float" office:value="354">
            <text:p>354</text:p>
          </table:table-cell>
          <table:table-cell office:value-type="float" office:value="65.56">
            <text:p>65,56</text:p>
          </table:table-cell>
          <table:table-cell office:value-type="float" office:value="350">
            <text:p>350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626">
            <text:p>531626</text:p>
          </table:table-cell>
          <table:table-cell office:value-type="string">
            <text:p>Olešná</text:p>
          </table:table-cell>
          <table:table-cell office:value-type="float" office:value="343">
            <text:p>343</text:p>
          </table:table-cell>
          <table:table-cell office:value-type="float" office:value="227">
            <text:p>227</text:p>
          </table:table-cell>
          <table:table-cell office:value-type="float" office:value="66.18">
            <text:p>66,18</text:p>
          </table:table-cell>
          <table:table-cell office:value-type="float" office:value="225">
            <text:p>225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634">
            <text:p>531634</text:p>
          </table:table-cell>
          <table:table-cell office:value-type="string">
            <text:p>Osek</text:p>
          </table:table-cell>
          <table:table-cell office:value-type="float" office:value="633">
            <text:p>633</text:p>
          </table:table-cell>
          <table:table-cell office:value-type="float" office:value="421">
            <text:p>421</text:p>
          </table:table-cell>
          <table:table-cell office:value-type="float" office:value="66.51">
            <text:p>66,51</text:p>
          </table:table-cell>
          <table:table-cell office:value-type="float" office:value="417">
            <text:p>417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642">
            <text:p>531642</text:p>
          </table:table-cell>
          <table:table-cell office:value-type="string">
            <text:p>Osov</text:p>
          </table:table-cell>
          <table:table-cell office:value-type="float" office:value="290">
            <text:p>290</text:p>
          </table:table-cell>
          <table:table-cell office:value-type="float" office:value="202">
            <text:p>202</text:p>
          </table:table-cell>
          <table:table-cell office:value-type="float" office:value="69.66">
            <text:p>69,66</text:p>
          </table:table-cell>
          <table:table-cell office:value-type="float" office:value="199">
            <text:p>19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111">
            <text:p>534111</text:p>
          </table:table-cell>
          <table:table-cell office:value-type="string">
            <text:p>Otmíče</text:p>
          </table:table-cell>
          <table:table-cell office:value-type="float" office:value="142">
            <text:p>142</text:p>
          </table:table-cell>
          <table:table-cell office:value-type="float" office:value="107">
            <text:p>107</text:p>
          </table:table-cell>
          <table:table-cell office:value-type="float" office:value="75.35">
            <text:p>75,35</text:p>
          </table:table-cell>
          <table:table-cell office:value-type="float" office:value="105">
            <text:p>105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669">
            <text:p>531669</text:p>
          </table:table-cell>
          <table:table-cell office:value-type="string">
            <text:p>Otročiněves</text:p>
          </table:table-cell>
          <table:table-cell office:value-type="float" office:value="411">
            <text:p>411</text:p>
          </table:table-cell>
          <table:table-cell office:value-type="float" office:value="293">
            <text:p>293</text:p>
          </table:table-cell>
          <table:table-cell office:value-type="float" office:value="71.29">
            <text:p>71,29</text:p>
          </table:table-cell>
          <table:table-cell office:value-type="float" office:value="293">
            <text:p>293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285">
            <text:p>534285</text:p>
          </table:table-cell>
          <table:table-cell office:value-type="string">
            <text:p>Podbrdy</text:p>
          </table:table-cell>
          <table:table-cell office:value-type="float" office:value="176">
            <text:p>176</text:p>
          </table:table-cell>
          <table:table-cell office:value-type="float" office:value="122">
            <text:p>122</text:p>
          </table:table-cell>
          <table:table-cell office:value-type="float" office:value="69.32">
            <text:p>69,32</text:p>
          </table:table-cell>
          <table:table-cell office:value-type="float" office:value="122">
            <text:p>122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685">
            <text:p>531685</text:p>
          </table:table-cell>
          <table:table-cell office:value-type="string">
            <text:p>Podluhy</text:p>
          </table:table-cell>
          <table:table-cell office:value-type="float" office:value="535">
            <text:p>535</text:p>
          </table:table-cell>
          <table:table-cell office:value-type="float" office:value="337">
            <text:p>337</text:p>
          </table:table-cell>
          <table:table-cell office:value-type="float" office:value="62.99">
            <text:p>62,99</text:p>
          </table:table-cell>
          <table:table-cell office:value-type="float" office:value="334">
            <text:p>334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693">
            <text:p>531693</text:p>
          </table:table-cell>
          <table:table-cell office:value-type="string">
            <text:p>Praskolesy</text:p>
          </table:table-cell>
          <table:table-cell office:value-type="float" office:value="690">
            <text:p>690</text:p>
          </table:table-cell>
          <table:table-cell office:value-type="float" office:value="465">
            <text:p>465</text:p>
          </table:table-cell>
          <table:table-cell office:value-type="float" office:value="67.39">
            <text:p>67,39</text:p>
          </table:table-cell>
          <table:table-cell office:value-type="float" office:value="464">
            <text:p>46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715">
            <text:p>531715</text:p>
          </table:table-cell>
          <table:table-cell office:value-type="string">
            <text:p>Rpety</text:p>
          </table:table-cell>
          <table:table-cell office:value-type="float" office:value="403">
            <text:p>403</text:p>
          </table:table-cell>
          <table:table-cell office:value-type="float" office:value="259">
            <text:p>259</text:p>
          </table:table-cell>
          <table:table-cell office:value-type="float" office:value="64.27">
            <text:p>64,27</text:p>
          </table:table-cell>
          <table:table-cell office:value-type="float" office:value="259">
            <text:p>25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533963">
            <text:p>533963</text:p>
          </table:table-cell>
          <table:table-cell office:value-type="string">
            <text:p>Skřipel</text:p>
          </table:table-cell>
          <table:table-cell office:value-type="float" office:value="100">
            <text:p>100</text:p>
          </table:table-cell>
          <table:table-cell table:number-columns-repeated="3" office:value-type="float" office:value="60">
            <text:p>6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40">
            <text:p>531740</text:p>
          </table:table-cell>
          <table:table-cell office:value-type="string">
            <text:p>Skuhrov</text:p>
          </table:table-cell>
          <table:table-cell office:value-type="float" office:value="384">
            <text:p>384</text:p>
          </table:table-cell>
          <table:table-cell office:value-type="float" office:value="259">
            <text:p>259</text:p>
          </table:table-cell>
          <table:table-cell office:value-type="float" office:value="67.45">
            <text:p>67,45</text:p>
          </table:table-cell>
          <table:table-cell office:value-type="float" office:value="259">
            <text:p>259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1758">
            <text:p>531758</text:p>
          </table:table-cell>
          <table:table-cell office:value-type="string">
            <text:p>Srbsko</text:p>
          </table:table-cell>
          <table:table-cell office:value-type="float" office:value="411">
            <text:p>411</text:p>
          </table:table-cell>
          <table:table-cell office:value-type="float" office:value="271">
            <text:p>271</text:p>
          </table:table-cell>
          <table:table-cell office:value-type="float" office:value="65.94">
            <text:p>65,9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66">
            <text:p>531766</text:p>
          </table:table-cell>
          <table:table-cell office:value-type="string">
            <text:p>Stašov</text:p>
          </table:table-cell>
          <table:table-cell office:value-type="float" office:value="362">
            <text:p>362</text:p>
          </table:table-cell>
          <table:table-cell office:value-type="float" office:value="220">
            <text:p>220</text:p>
          </table:table-cell>
          <table:table-cell office:value-type="float" office:value="60.77">
            <text:p>60,77</text:p>
          </table:table-cell>
          <table:table-cell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82">
            <text:p>531782</text:p>
          </table:table-cell>
          <table:table-cell office:value-type="string">
            <text:p>Suchomasty</text:p>
          </table:table-cell>
          <table:table-cell office:value-type="float" office:value="360">
            <text:p>360</text:p>
          </table:table-cell>
          <table:table-cell office:value-type="float" office:value="238">
            <text:p>238</text:p>
          </table:table-cell>
          <table:table-cell office:value-type="float" office:value="66.11">
            <text:p>66,11</text:p>
          </table:table-cell>
          <table:table-cell office:value-type="float" office:value="236">
            <text:p>236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791">
            <text:p>531791</text:p>
          </table:table-cell>
          <table:table-cell office:value-type="string">
            <text:p>Svatá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70.76">
            <text:p>70,76</text:p>
          </table:table-cell>
          <table:table-cell office:value-type="float" office:value="287">
            <text:p>287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804">
            <text:p>531804</text:p>
          </table:table-cell>
          <table:table-cell office:value-type="string">
            <text:p>Svatý Jan pod Skalou</text:p>
          </table:table-cell>
          <table:table-cell office:value-type="float" office:value="132">
            <text:p>132</text:p>
          </table:table-cell>
          <table:table-cell office:value-type="float" office:value="98">
            <text:p>98</text:p>
          </table:table-cell>
          <table:table-cell office:value-type="float" office:value="74.24">
            <text:p>74,24</text:p>
          </table:table-cell>
          <table:table-cell office:value-type="float" office:value="94">
            <text:p>9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812">
            <text:p>531812</text:p>
          </table:table-cell>
          <table:table-cell office:value-type="string">
            <text:p>Svinaře</text:p>
          </table:table-cell>
          <table:table-cell office:value-type="float" office:value="524">
            <text:p>524</text:p>
          </table:table-cell>
          <table:table-cell office:value-type="float" office:value="372">
            <text:p>372</text:p>
          </table:table-cell>
          <table:table-cell office:value-type="float" office:value="70.99">
            <text:p>70,99</text:p>
          </table:table-cell>
          <table:table-cell office:value-type="float" office:value="372">
            <text:p>372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839">
            <text:p>531839</text:p>
          </table:table-cell>
          <table:table-cell office:value-type="string">
            <text:p>Tetín</text:p>
          </table:table-cell>
          <table:table-cell office:value-type="float" office:value="691">
            <text:p>691</text:p>
          </table:table-cell>
          <table:table-cell office:value-type="float" office:value="484">
            <text:p>484</text:p>
          </table:table-cell>
          <table:table-cell office:value-type="float" office:value="70.04">
            <text:p>70,04</text:p>
          </table:table-cell>
          <table:table-cell office:value-type="float" office:value="480">
            <text:p>48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847">
            <text:p>531847</text:p>
          </table:table-cell>
          <table:table-cell office:value-type="string">
            <text:p>Tlustice</text:p>
          </table:table-cell>
          <table:table-cell office:value-type="float" office:value="753">
            <text:p>753</text:p>
          </table:table-cell>
          <table:table-cell office:value-type="float" office:value="505">
            <text:p>505</text:p>
          </table:table-cell>
          <table:table-cell office:value-type="float" office:value="67.07">
            <text:p>67,07</text:p>
          </table:table-cell>
          <table:table-cell office:value-type="float" office:value="503">
            <text:p>50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855">
            <text:p>531855</text:p>
          </table:table-cell>
          <table:table-cell office:value-type="string">
            <text:p>Tmaň</text:p>
          </table:table-cell>
          <table:table-cell office:value-type="float" office:value="891">
            <text:p>891</text:p>
          </table:table-cell>
          <table:table-cell office:value-type="float" office:value="502">
            <text:p>502</text:p>
          </table:table-cell>
          <table:table-cell office:value-type="float" office:value="56.34">
            <text:p>56,34</text:p>
          </table:table-cell>
          <table:table-cell office:value-type="float" office:value="499">
            <text:p>499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4463">
            <text:p>534463</text:p>
          </table:table-cell>
          <table:table-cell office:value-type="string">
            <text:p>Točník</text:p>
          </table:table-cell>
          <table:table-cell office:value-type="float" office:value="195">
            <text:p>195</text:p>
          </table:table-cell>
          <table:table-cell office:value-type="float" office:value="129">
            <text:p>129</text:p>
          </table:table-cell>
          <table:table-cell office:value-type="float" office:value="66.15">
            <text:p>66,15</text:p>
          </table:table-cell>
          <table:table-cell office:value-type="float" office:value="127">
            <text:p>127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3106">
            <text:p>533106</text:p>
          </table:table-cell>
          <table:table-cell office:value-type="string">
            <text:p>Trubín</text:p>
          </table:table-cell>
          <table:table-cell office:value-type="float" office:value="337">
            <text:p>337</text:p>
          </table:table-cell>
          <table:table-cell office:value-type="float" office:value="242">
            <text:p>242</text:p>
          </table:table-cell>
          <table:table-cell office:value-type="float" office:value="71.81">
            <text:p>71,81</text:p>
          </table:table-cell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880">
            <text:p>531880</text:p>
          </table:table-cell>
          <table:table-cell office:value-type="string">
            <text:p>Trubská</text:p>
          </table:table-cell>
          <table:table-cell office:value-type="float" office:value="158">
            <text:p>158</text:p>
          </table:table-cell>
          <table:table-cell office:value-type="float" office:value="106">
            <text:p>106</text:p>
          </table:table-cell>
          <table:table-cell office:value-type="float" office:value="67.09">
            <text:p>67,09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01">
            <text:p>531901</text:p>
          </table:table-cell>
          <table:table-cell office:value-type="string">
            <text:p>Újezd</text:p>
          </table:table-cell>
          <table:table-cell office:value-type="float" office:value="503">
            <text:p>503</text:p>
          </table:table-cell>
          <table:table-cell office:value-type="float" office:value="367">
            <text:p>367</text:p>
          </table:table-cell>
          <table:table-cell office:value-type="float" office:value="72.96">
            <text:p>72,96</text:p>
          </table:table-cell>
          <table:table-cell office:value-type="float" office:value="363">
            <text:p>363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910">
            <text:p>531910</text:p>
          </table:table-cell>
          <table:table-cell office:value-type="string">
            <text:p>Velký Chlumec</text:p>
          </table:table-cell>
          <table:table-cell office:value-type="float" office:value="344">
            <text:p>344</text:p>
          </table:table-cell>
          <table:table-cell office:value-type="float" office:value="236">
            <text:p>236</text:p>
          </table:table-cell>
          <table:table-cell office:value-type="float" office:value="68.6">
            <text:p>68,6</text:p>
          </table:table-cell>
          <table:table-cell office:value-type="float" office:value="235">
            <text:p>23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234">
            <text:p>534234</text:p>
          </table:table-cell>
          <table:table-cell office:value-type="string">
            <text:p>Vinařice</text:p>
          </table:table-cell>
          <table:table-cell office:value-type="float" office:value="79">
            <text:p>79</text:p>
          </table:table-cell>
          <table:table-cell office:value-type="float" office:value="58">
            <text:p>58</text:p>
          </table:table-cell>
          <table:table-cell office:value-type="float" office:value="73.42">
            <text:p>73,42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4048">
            <text:p>534048</text:p>
          </table:table-cell>
          <table:table-cell office:value-type="string">
            <text:p>Vžina</text:p>
          </table:table-cell>
          <table:table-cell office:value-type="float" office:value="217">
            <text:p>217</text:p>
          </table:table-cell>
          <table:table-cell office:value-type="float" office:value="159">
            <text:p>159</text:p>
          </table:table-cell>
          <table:table-cell office:value-type="float" office:value="73.27">
            <text:p>73,27</text:p>
          </table:table-cell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44">
            <text:p>531944</text:p>
          </table:table-cell>
          <table:table-cell office:value-type="string">
            <text:p>Vráž</text:p>
          </table:table-cell>
          <table:table-cell office:value-type="float" office:value="907">
            <text:p>907</text:p>
          </table:table-cell>
          <table:table-cell office:value-type="float" office:value="600">
            <text:p>600</text:p>
          </table:table-cell>
          <table:table-cell office:value-type="float" office:value="66.15">
            <text:p>66,15</text:p>
          </table:table-cell>
          <table:table-cell office:value-type="float" office:value="598">
            <text:p>598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952">
            <text:p>531952</text:p>
          </table:table-cell>
          <table:table-cell office:value-type="string">
            <text:p>Všeradice</text:p>
          </table:table-cell>
          <table:table-cell office:value-type="float" office:value="344">
            <text:p>344</text:p>
          </table:table-cell>
          <table:table-cell office:value-type="float" office:value="226">
            <text:p>226</text:p>
          </table:table-cell>
          <table:table-cell office:value-type="float" office:value="65.7">
            <text:p>65,7</text:p>
          </table:table-cell>
          <table:table-cell office:value-type="float" office:value="226">
            <text:p>226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61">
            <text:p>531961</text:p>
          </table:table-cell>
          <table:table-cell office:value-type="string">
            <text:p>Vysoký Újezd</text:p>
          </table:table-cell>
          <table:table-cell office:value-type="float" office:value="580">
            <text:p>580</text:p>
          </table:table-cell>
          <table:table-cell office:value-type="float" office:value="373">
            <text:p>373</text:p>
          </table:table-cell>
          <table:table-cell office:value-type="float" office:value="64.31">
            <text:p>64,31</text:p>
          </table:table-cell>
          <table:table-cell office:value-type="float" office:value="370">
            <text:p>37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31979">
            <text:p>531979</text:p>
          </table:table-cell>
          <table:table-cell office:value-type="string">
            <text:p>Zadní Třebaň</text:p>
          </table:table-cell>
          <table:table-cell office:value-type="float" office:value="663">
            <text:p>663</text:p>
          </table:table-cell>
          <table:table-cell office:value-type="float" office:value="497">
            <text:p>497</text:p>
          </table:table-cell>
          <table:table-cell office:value-type="float" office:value="74.96">
            <text:p>74,96</text:p>
          </table:table-cell>
          <table:table-cell office:value-type="float" office:value="490">
            <text:p>49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1995">
            <text:p>531995</text:p>
          </table:table-cell>
          <table:table-cell office:value-type="string">
            <text:p>Zaječov</text:p>
          </table:table-cell>
          <table:table-cell office:value-type="float" office:value="1181">
            <text:p>1181</text:p>
          </table:table-cell>
          <table:table-cell office:value-type="float" office:value="768">
            <text:p>768</text:p>
          </table:table-cell>
          <table:table-cell office:value-type="float" office:value="65.03">
            <text:p>65,03</text:p>
          </table:table-cell>
          <table:table-cell office:value-type="float" office:value="763">
            <text:p>76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2002">
            <text:p>532002</text:p>
          </table:table-cell>
          <table:table-cell office:value-type="string">
            <text:p>Záluží</text:p>
          </table:table-cell>
          <table:table-cell office:value-type="float" office:value="392">
            <text:p>392</text:p>
          </table:table-cell>
          <table:table-cell office:value-type="float" office:value="228">
            <text:p>228</text:p>
          </table:table-cell>
          <table:table-cell office:value-type="float" office:value="58.16">
            <text:p>58,16</text:p>
          </table:table-cell>
          <table:table-cell office:value-type="float" office:value="227">
            <text:p>22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2011">
            <text:p>532011</text:p>
          </table:table-cell>
          <table:table-cell office:value-type="string">
            <text:p>Zdice</text:p>
          </table:table-cell>
          <table:table-cell office:value-type="float" office:value="3218">
            <text:p>3218</text:p>
          </table:table-cell>
          <table:table-cell office:value-type="float" office:value="1958">
            <text:p>1958</text:p>
          </table:table-cell>
          <table:table-cell office:value-type="float" office:value="60.85">
            <text:p>60,85</text:p>
          </table:table-cell>
          <table:table-cell office:value-type="float" office:value="1945">
            <text:p>1945</text:p>
          </table:table-cell>
          <table:table-cell office:value-type="float" office:value="268">
            <text:p>268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183">
            <text:p>18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32029">
            <text:p>532029</text:p>
          </table:table-cell>
          <table:table-cell office:value-type="string">
            <text:p>Žebrák</text:p>
          </table:table-cell>
          <table:table-cell office:value-type="float" office:value="1644">
            <text:p>1644</text:p>
          </table:table-cell>
          <table:table-cell office:value-type="float" office:value="1105">
            <text:p>1105</text:p>
          </table:table-cell>
          <table:table-cell office:value-type="float" office:value="67.21">
            <text:p>67,21</text:p>
          </table:table-cell>
          <table:table-cell office:value-type="float" office:value="1096">
            <text:p>1096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9417">
            <text:p>599417</text:p>
          </table:table-cell>
          <table:table-cell office:value-type="string">
            <text:p>Železná</text:p>
          </table:table-cell>
          <table:table-cell office:value-type="float" office:value="207">
            <text:p>207</text:p>
          </table:table-cell>
          <table:table-cell office:value-type="float" office:value="146">
            <text:p>146</text:p>
          </table:table-cell>
          <table:table-cell office:value-type="float" office:value="70.53">
            <text:p>70,53</text:p>
          </table:table-cell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7">27.01.2022</text:date>, <text:time>12:30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27T12:30:32.91</dc:date>
    <dc:creator>Petra Zikmundová</dc:creator>
    <meta:document-statistic meta:table-count="1" meta:cell-count="2752" meta:object-count="0"/>
    <meta:generator>OpenOffice/4.1.9$Win32 OpenOffice.org_project/419m1$Build-9805</meta:generator>
  </office:meta>
</office:document-meta>
</file>